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0000002A65D870FF58E1DD31A.png" manifest:media-type="image/png"/>
  <manifest:file-entry manifest:full-path="Pictures/100000010000002000000020626D4F82C38F2C3A.png" manifest:media-type="image/png"/>
  <manifest:file-entry manifest:full-path="Pictures/100000010000003A0000003A78A957C60D57C4B5.png" manifest:media-type="image/png"/>
  <manifest:file-entry manifest:full-path="Pictures/1000000100000020000000208EC40D8CEB183325.png" manifest:media-type="image/png"/>
  <manifest:file-entry manifest:full-path="Pictures/10000001000000390000003998494E6ECB5CF593.png" manifest:media-type="image/png"/>
  <manifest:file-entry manifest:full-path="Pictures/100000010000003900000039B935B03BEDE051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4.795cm" fo:min-width="7.75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3.56cm" fo:min-width="7.755cm"/>
      <style:paragraph-properties style:writing-mode="lr-tb"/>
    </style:style>
    <style:style style:name="gr5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4.985cm" fo:min-width="7.75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0.283cm" fo:min-width="2.091cm"/>
      <style:paragraph-properties style:writing-mode="lr-tb"/>
    </style:style>
    <style:style style:name="gr8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0.283cm" fo:min-width="0.508cm"/>
      <style:paragraph-properties style:writing-mode="lr-tb"/>
    </style:style>
    <style:style style:name="gr9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1.934cm" fo:min-width="0cm"/>
      <style:paragraph-properties style:writing-mode="lr-tb"/>
    </style:style>
    <style:style style:name="gr10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1.071cm" fo:min-width="0cm"/>
      <style:paragraph-properties style:writing-mode="lr-tb"/>
    </style:style>
    <style:style style:name="gr11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0.512cm" fo:min-width="0cm"/>
      <style:paragraph-properties style:writing-mode="lr-tb"/>
    </style:style>
    <style:style style:name="gr12" style:family="graphic" style:parent-style-name="standard">
      <style:graphic-properties svg:stroke-color="#f10d0c" draw:fill-color="#ff0000" draw:textarea-vertical-align="middle"/>
    </style:style>
    <style:style style:name="pr1" style:family="presentation" style:parent-style-name="Blue_5f_Curve1-title">
      <style:graphic-properties fo:min-height="1.328cm"/>
      <style:paragraph-properties style:writing-mode="lr-tb"/>
    </style:style>
    <style:style style:name="pr2" style:family="presentation" style:parent-style-name="Blue_5f_Curve1-subtitle">
      <style:graphic-properties draw:fill-color="#ffffff" fo:min-height="10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  <style:text-properties fo:color="#e12b00" loext:opacity="100%" fo:font-weight="bold" style:font-weight-asian="bold" style:font-weight-complex="bold"/>
    </style:style>
    <style:style style:name="P5" style:family="paragraph">
      <loext:graphic-properties draw:fill="none" draw:fill-color="#d40000" draw:opacity="60%"/>
      <style:paragraph-properties fo:text-align="center"/>
      <style:text-properties fo:color="#e12b00" loext:opacity="100%" fo:font-weight="bold" style:font-weight-asian="bold" style:font-weight-complex="bold"/>
    </style:style>
    <style:style style:name="P6" style:family="paragraph">
      <style:paragraph-properties fo:margin-left="3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e12b00" loext:opacity="100%"/>
    </style:style>
    <style:style style:name="P9" style:family="paragraph">
      <loext:graphic-properties draw:fill-color="#ff0000"/>
      <style:paragraph-properties fo:text-align="center"/>
    </style:style>
    <style:style style:name="T1" style:family="text">
      <style:text-properties fo:color="#e12b00" loext:opacity="100%" fo:font-weight="bold" style:font-weight-asian="bold" style:font-weight-complex="bold"/>
    </style:style>
    <style:style style:name="T2" style:family="text">
      <style:text-properties fo:color="#e12b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0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2" draw:text-style-name="P1" draw:layer="layout" svg:width="26cm" svg:height="10cm" svg:x="1cm" svg:y="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1.328cm" svg:x="1cm" svg:y="0.5cm" presentation:class="title">
          <draw:text-box>
            <text:p text:style-name="P3">Instruments</text:p>
          </draw:text-box>
        </draw:frame>
        <draw:custom-shape draw:style-name="gr2" draw:text-style-name="P5" xml:id="id5" draw:id="id5" draw:layer="layout" svg:width="8.255cm" svg:height="5.045cm" svg:x="1.43cm" svg:y="2.575cm">
          <text:p text:style-name="P4"><text:span text:style-name="T1">Analog in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07cm" svg:height="1.507cm" svg:x="2.463cm" svg:y="3.68cm">
          <draw:image xlink:href="Pictures/100000010000003900000039B935B03BEDE05198.png" xlink:type="simple" xlink:show="embed" xlink:actuate="onLoad" draw:mime-type="image/png">
            <text:p text:style-name="P6"><text:tab/><text:tab/><text:tab/><text:span text:style-name="T2">Oscilloscope</text:span></text:p>
          </draw:image>
        </draw:frame>
        <draw:frame draw:style-name="gr3" draw:text-style-name="P7" draw:layer="layout" svg:width="1.507cm" svg:height="1.507cm" svg:x="2.463cm" svg:y="5.755cm">
          <draw:image xlink:href="Pictures/10000001000000390000003998494E6ECB5CF593.png" xlink:type="simple" xlink:show="embed" xlink:actuate="onLoad" draw:mime-type="image/png">
            <text:p text:style-name="P7"><text:tab/><text:tab/><text:tab/><text:tab/><text:tab/><text:span text:style-name="T2">Multimeter</text:span></text:p>
          </draw:image>
        </draw:frame>
        <draw:g xml:id="id1" draw:id="id1">
          <draw:frame draw:style-name="gr3" draw:text-style-name="P8" draw:layer="layout" svg:width="1.571cm" svg:height="1.571cm" svg:x="19.218cm" svg:y="4.58cm">
            <draw:image xlink:href="Pictures/1000000100000020000000208EC40D8CEB183325.png" xlink:type="simple" xlink:show="embed" xlink:actuate="onLoad" draw:mime-type="image/png">
              <text:p text:style-name="P7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Logic analyzer</text:span></text:p>
            </draw:image>
          </draw:frame>
          <draw:custom-shape draw:style-name="gr4" draw:text-style-name="P5" draw:layer="layout" svg:width="8.255cm" svg:height="3.81cm" svg:x="18.185cm" svg:y="3.275cm">
            <text:p text:style-name="P4"><text:span text:style-name="T1">Digital in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8" draw:layer="layout" svg:width="1.534cm" svg:height="1.534cm" svg:x="1.903cm" svg:y="11.555cm">
          <draw:image xlink:href="Pictures/100000010000003A0000003A78A957C60D57C4B5.png" xlink:type="simple" xlink:show="embed" xlink:actuate="onLoad" draw:mime-type="image/png">
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ower source</text:span></text:p>
          </draw:image>
        </draw:frame>
        <draw:frame draw:style-name="gr3" draw:text-style-name="P8" draw:layer="layout" svg:width="1.368cm" svg:height="1.368cm" svg:x="2.127cm" svg:y="9.625cm">
          <draw:image xlink:href="Pictures/100000010000002000000020626D4F82C38F2C3A.png" xlink:type="simple" xlink:show="embed" xlink:actuate="onLoad" draw:mime-type="image/png">
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aveform generator</text:span></text:p>
          </draw:image>
        </draw:frame>
        <draw:custom-shape draw:style-name="gr5" draw:text-style-name="P5" xml:id="id7" draw:id="id7" draw:layer="layout" svg:width="8.255cm" svg:height="5.235cm" svg:x="1.43cm" svg:y="8.255cm">
          <text:p text:style-name="P4"><text:span text:style-name="T1">Analog out</text:span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4" draw:text-style-name="P5" draw:layer="layout" svg:width="8.255cm" svg:height="3.81cm" svg:x="18.185cm" svg:y="8.385cm">
            <text:p text:style-name="P4"><text:span text:style-name="T1">Digital out</text:span></text:p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.368cm" svg:height="1.368cm" svg:x="18.882cm" svg:y="9.385cm">
            <draw:image xlink:href="Pictures/100000010000002000000020626D4F82C38F2C3A.png" xlink:type="simple" xlink:show="embed" xlink:actuate="onLoad" draw:mime-type="image/png">
  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WM generator</text:span></text:p>
            </draw:image>
          </draw:frame>
        </draw:g>
        <draw:frame draw:style-name="gr6" draw:text-style-name="P7" draw:layer="layout" svg:width="10.513cm" svg:height="5.711cm" draw:transform="rotate (1.5707963267949) translate (10.795cm 13.688cm)">
          <draw:image xlink:href="Pictures/10000001000004E0000002A65D870FF58E1DD31A.png" xlink:type="simple" xlink:show="embed" xlink:actuate="onLoad" draw:mime-type="image/png">
            <text:p/>
          </draw:image>
        </draw:frame>
        <draw:custom-shape draw:style-name="gr7" draw:text-style-name="P5" xml:id="id6" draw:id="id6" draw:layer="layout" svg:width="2.591cm" svg:height="0.533cm" svg:x="11.532cm" svg:y="3.327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1.008cm" svg:height="0.533cm" svg:x="14.232cm" svg:y="3.3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8" draw:id="id8" draw:layer="layout" svg:width="0.263cm" svg:height="2.184cm" svg:x="10.967cm" svg:y="4.6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4" draw:id="id4" draw:layer="layout" svg:width="0.263cm" svg:height="1.321cm" svg:x="16.067cm" svg:y="5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10" draw:id="id10" draw:layer="layout" svg:width="0.263cm" svg:height="0.762cm" svg:x="16.067cm" svg:y="7.147cm">
          <text:p/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18.185cm" svg:y1="5.18cm" svg:x2="15.24cm" svg:y2="3.593cm" draw:start-shape="id1" draw:start-glue-point="3" draw:end-shape="id2" draw:end-glue-point="1" svg:d="M18185 5180h-1473v-1587h-1472" svg:viewBox="0 0 2946 1588">
          <text:p/>
        </draw:connector>
        <draw:connector draw:style-name="gr12" draw:text-style-name="P9" draw:layer="layout" svg:x1="18.185cm" svg:y1="10.29cm" svg:x2="16.33cm" svg:y2="6.407cm" draw:start-shape="id3" draw:start-glue-point="3" draw:end-shape="id4" draw:end-glue-point="1" svg:d="M18185 10290h-928v-3883h-927" svg:viewBox="0 0 1856 3884">
          <text:p/>
        </draw:connector>
        <draw:connector draw:style-name="gr12" draw:text-style-name="P9" draw:layer="layout" svg:x1="9.685cm" svg:y1="5.097cm" svg:x2="11.532cm" svg:y2="3.593cm" draw:start-shape="id5" draw:start-glue-point="1" draw:end-shape="id6" draw:end-glue-point="3" svg:d="M9685 5097h923v-1504h924" svg:viewBox="0 0 1848 1505">
          <text:p/>
        </draw:connector>
        <draw:connector draw:style-name="gr12" draw:text-style-name="P9" xml:id="id9" draw:id="id9" draw:layer="layout" svg:x1="9.685cm" svg:y1="10.872cm" svg:x2="11.098cm" svg:y2="6.831cm" draw:start-shape="id7" draw:start-glue-point="1" draw:end-shape="id8" draw:end-glue-point="2" svg:d="M9685 10872h1413v-4041" svg:viewBox="0 0 1414 4042">
          <text:p/>
        </draw:connector>
        <draw:connector draw:style-name="gr12" draw:text-style-name="P9" draw:layer="layout" svg:x1="11.098cm" svg:y1="10.872cm" svg:x2="16.067cm" svg:y2="7.528cm" draw:start-shape="id9" draw:start-glue-point="0" draw:end-shape="id10" draw:end-glue-point="3" svg:d="M11098 10872h2484v-3344h2485" svg:viewBox="0 0 4970 3345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Combining instruments</text:p>
          </draw:text-box>
        </draw:frame>
        <draw:frame presentation:style-name="pr5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Combining instruments</text:p>
          </draw:text-box>
        </draw:frame>
        <draw:frame presentation:style-name="pr5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Example sensor: TCD1304 Linear CCD</text:p>
          </draw:text-box>
        </draw:frame>
        <draw:frame presentation:style-name="pr5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Demonstration implementation: TCD1304</text:p>
          </draw:text-box>
        </draw:frame>
        <draw:frame presentation:style-name="pr5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ff3838" draw:end-color="#ff0000" draw:start-intensity="100%" draw:end-intensity="100%" draw:angle="270deg" draw:border="0%"/>
    <draw:gradient draw:name="Gradient_20_14" draw:display-name="Gradient 14" draw:style="linear" draw:start-color="#ff3838" draw:end-color="#d40000" draw:start-intensity="100%" draw:end-intensity="100%" draw:angle="27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10d0c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="gradient" draw:fill-gradient-name="Gradient_20_11" draw:opacity="100%" draw:textarea-vertical-align="middle" fo:min-height="2.612cm" fo:min-width="28.001cm"/>
    </style:style>
    <style:style style:name="Mgr4" style:family="graphic" style:parent-style-name="Accent_20_1">
      <style:graphic-properties draw:fill="gradient" draw:fill-gradient-name="Gradient_20_14" draw:textarea-vertical-align="middle" fo:min-height="2cm" fo:min-width="27.991cm"/>
    </style:style>
    <style:style style:name="Mgr5" style:family="graphic" style:parent-style-name="Accent_20_1">
      <style:graphic-properties draw:fill="gradient" draw:fill-gradient-name="Gradient_20_14" draw:textarea-vertical-align="middle" fo:min-height="1.754cm" fo:min-width="27.99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outline1">
      <style:graphic-properties fo:min-height="9.13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lue_5f_Curve1-outline1">
      <style:graphic-properties fo:min-height="9.13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1"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gradient" draw:fill-gradient-name="Gradient_20_14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6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2022-04-09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10"><text:span text:style-name="MT1">FOSSASIA Summit 2022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3T20:24:20.710531378</meta:creation-date>
    <meta:editing-duration>PT7M41S</meta:editing-duration>
    <meta:editing-cycles>9</meta:editing-cycles>
    <meta:generator>LibreOffice/7.2.6.2$Linux_X86_64 LibreOffice_project/20$Build-2</meta:generator>
    <dc:title>Blue Curve</dc:title>
    <dc:date>2022-04-03T21:47:41.378565730</dc:date>
    <meta:document-statistic meta:object-count="81"/>
  </office:meta>
</office:document-meta>
</file>